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Arial, Helvetica, sans-serif"/>
    <style:font-face style:name="arial" svg:font-family="arial, sans-serif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 fo:language="pt" fo:country="BR" officeooo:rsid="001fe578" officeooo:paragraph-rsid="001fe578"/>
    </style:style>
    <style:style style:name="P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style:font-name="Arial" fo:font-size="12pt" fo:letter-spacing="normal" fo:language="pt" fo:country="BR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style:font-name="Arial" fo:font-size="12pt" fo:letter-spacing="normal" fo:language="pt" fo:country="BR" fo:font-style="normal" fo:font-weight="normal" officeooo:rsid="001fe578" officeooo:paragraph-rsid="001fe578"/>
    </style:style>
    <style:style style:name="P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officeooo:paragraph-rsid="001b3187"/>
    </style:style>
    <style:style style:name="P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style:font-name="Arial" fo:language="pt" fo:country="BR"/>
    </style:style>
    <style:style style:name="P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style:font-name="Arial" fo:language="pt" fo:country="BR" officeooo:paragraph-rsid="001b3187"/>
    </style:style>
    <style:style style:name="P8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style:font-name="Arial" fo:language="pt" fo:country="BR" officeooo:rsid="001c6293" officeooo:paragraph-rsid="001c6293"/>
    </style:style>
    <style:style style:name="P9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style:font-name="Arial" fo:language="pt" fo:country="BR" officeooo:rsid="001b3187" officeooo:paragraph-rsid="001b3187"/>
    </style:style>
    <style:style style:name="P10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style:font-name="Arial" fo:language="pt" fo:country="BR" officeooo:rsid="001e2b05" officeooo:paragraph-rsid="001e2b05"/>
    </style:style>
    <style:style style:name="P11" style:family="paragraph" style:parent-style-name="Standard">
      <style:text-properties style:font-name="Arial" fo:language="pt" fo:country="BR" officeooo:rsid="001fe578" officeooo:paragraph-rsid="001fe578"/>
    </style:style>
    <style:style style:name="P12" style:family="paragraph" style:parent-style-name="Standard">
      <style:text-properties style:font-name="Arial" fo:language="pt" fo:country="BR" officeooo:rsid="00279606" officeooo:paragraph-rsid="00279606"/>
    </style:style>
    <style:style style:name="P13" style:family="paragraph" style:parent-style-name="Standard">
      <style:text-properties style:font-name="Arial" fo:language="pt" fo:country="BR" officeooo:rsid="002891d5" officeooo:paragraph-rsid="002891d5"/>
    </style:style>
    <style:style style:name="P1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style:font-name="Arial" fo:font-size="12pt" fo:letter-spacing="normal" fo:language="pt" fo:country="BR" fo:font-style="normal" fo:font-weight="normal" officeooo:rsid="0022db26" officeooo:paragraph-rsid="0022db26"/>
    </style:style>
    <style:style style:name="P1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style:font-name="Arial" fo:font-size="12pt" fo:letter-spacing="normal" fo:language="pt" fo:country="BR" fo:font-style="normal" fo:font-weight="normal" officeooo:rsid="001e2b05" officeooo:paragraph-rsid="001e2b05"/>
    </style:style>
    <style:style style:name="P1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style:font-name="Arial" fo:font-size="12pt" fo:letter-spacing="normal" fo:language="pt" fo:country="BR" fo:font-style="normal" fo:font-weight="normal" officeooo:rsid="001fe578" officeooo:paragraph-rsid="001fe578"/>
    </style:style>
    <style:style style:name="P1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222222" style:font-name="arial" fo:font-size="12pt" fo:letter-spacing="normal" fo:language="pt" fo:country="BR" fo:font-style="normal" fo:font-weight="normal" officeooo:rsid="001fe578" officeooo:paragraph-rsid="001fe578"/>
    </style:style>
    <style:style style:name="T1" style:family="text">
      <style:text-properties fo:font-variant="normal" fo:text-transform="none" fo:color="#1155cc" style:font-name="Arial" fo:font-size="12pt" fo:letter-spacing="normal" fo:language="pt" fo:country="BR" fo:font-style="normal" fo:font-weight="normal"/>
    </style:style>
    <style:style style:name="T2" style:family="text">
      <style:text-properties fo:font-variant="normal" fo:text-transform="none" fo:color="#1155cc" style:font-name="Arial" fo:font-size="12pt" fo:letter-spacing="normal" fo:language="pt" fo:country="BR" fo:font-style="normal" fo:font-weight="normal" officeooo:rsid="001b3187"/>
    </style:style>
    <style:style style:name="T3" style:family="text">
      <style:text-properties fo:font-variant="normal" fo:text-transform="none" fo:color="#000000" style:font-name="Arial" fo:font-size="12pt" fo:letter-spacing="normal" fo:language="pt" fo:country="BR" fo:font-style="normal" fo:font-weight="normal"/>
    </style:style>
    <style:style style:name="T4" style:family="text">
      <style:text-properties fo:font-variant="normal" fo:text-transform="none" fo:color="#000000" style:font-name="Arial" fo:font-size="12pt" fo:letter-spacing="normal" fo:language="pt" fo:country="BR" fo:font-style="normal" fo:font-weight="normal" officeooo:rsid="001b3187"/>
    </style:style>
    <style:style style:name="T5" style:family="text">
      <style:text-properties officeooo:rsid="001e2b05"/>
    </style:style>
    <style:style style:name="T6" style:family="text">
      <style:text-properties officeooo:rsid="001fe578"/>
    </style:style>
    <style:style style:name="T7" style:family="text">
      <style:text-properties officeooo:rsid="0020ee89"/>
    </style:style>
    <style:style style:name="T8" style:family="text">
      <style:text-properties officeooo:rsid="0023b7a6"/>
    </style:style>
    <style:style style:name="T9" style:family="text">
      <style:text-properties officeooo:rsid="0024b842"/>
    </style:style>
    <style:style style:name="T10" style:family="text">
      <style:text-properties officeooo:rsid="0025839d"/>
    </style:style>
    <style:style style:name="T11" style:family="text">
      <style:text-properties officeooo:rsid="002739b8"/>
    </style:style>
    <style:style style:name="T12" style:family="text">
      <style:text-properties officeooo:rsid="00290941"/>
    </style:style>
    <style:style style:name="T13" style:family="text">
      <style:text-properties officeooo:rsid="002a645f"/>
    </style:style>
    <style:style style:name="T14" style:family="text">
      <style:text-properties officeooo:rsid="002aa90d"/>
    </style:style>
    <style:style style:name="T15" style:family="text">
      <style:text-properties officeooo:rsid="002d2b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) Peço um orçamento de quanto ficaria um custo mensal para um envio de atualização mensal destas revistas extraídas este ano.</text:p>
      <text:p text:style-name="P3">A questão principal é a alteração dos sites ao longo do ano, o que pode fazer gastar muito tempo atualizando os extratores</text:p>
      <text:p text:style-name="P3">R$ <text:span text:style-name="T11">25</text:span>0,00/mês <text:span text:style-name="T14">ou R$2500,00/ano</text:span></text:p>
      <text:p text:style-name="P17">Entrega toda primeira semana do mês</text:p>
      <text:p text:style-name="P6"/>
      <text:p text:style-name="P2">3) Peço um orçamento de extração das seguintes revistas:</text:p>
      <text:p text:style-name="P6"/>
      <text:p text:style-name="P4"><text:a xlink:type="simple" xlink:href="http://www.comciencia.br/">http://www.comciencia.br/</text:a><text:span text:style-name="T1"> </text:span><text:span text:style-name="T3">(dossiês, notícias, especiais)</text:span></text:p>
      <text:p text:style-name="P8">Extraindo todos os dossiês, notícias <text:span text:style-name="T6">e especiais</text:span> desde o início são praticamente 3 sistemas diferentes</text:p>
      <text:p text:style-name="P8">R$ <text:span text:style-name="T8">50</text:span>0,00</text:p>
      <text:p text:style-name="P7"/>
      <text:p text:style-name="P5"><text:a xlink:type="simple" xlink:href="http://www.inovacaotecnologica.com.br/index.php">http://www.inovacaotecnologica.com.br/index.php</text:a><text:span text:style-name="T4"> </text:span><text:span text:style-name="T3">(todas as seções)</text:span></text:p>
      <text:p text:style-name="P9">R$ <text:span text:style-name="T15">30</text:span>0,00</text:p>
      <text:p text:style-name="P7"/>
      <text:p text:style-name="P5"><text:a xlink:type="simple" xlink:href="http://www2.uol.com.br/sciam/">http://www2.uol.com.br/sciam/</text:a><text:span text:style-name="T1"> </text:span><text:span text:style-name="T3">(artigos, notícias, multimídia e especiais )</text:span></text:p>
      <text:p text:style-name="P8">Não achei a seção de especiais, <text:span text:style-name="T5">mas há uma</text:span> de <text:span text:style-name="T5">r</text:span>eportagens, é essa?</text:p>
      <text:p text:style-name="P8">R$ 450,00</text:p>
      <text:p text:style-name="P6"/>
      <text:p text:style-name="P4"><text:a xlink:type="simple" xlink:href="http://www.inovacao.unicamp.br/"><text:span text:style-name="T2">http://www.inovacao.unicamp.br/</text:span></text:a><text:span text:style-name="T1"> </text:span><text:span text:style-name="T3">(todas as edições)</text:span></text:p>
      <text:p text:style-name="P14">http://www.inovacao.unicamp.br/feed/?paged=4</text:p>
      <text:p text:style-name="P10">R$ <text:span text:style-name="T15">30</text:span>0,00</text:p>
      <text:p text:style-name="P7"/>
      <text:p text:style-name="P5"><text:a xlink:type="simple" xlink:href="https://www.revistaensinosuperior.gr.unicamp.br/">https://www.revistaensinosuperior.gr.unicamp.br/</text:a><text:span text:style-name="T2"> </text:span><text:span text:style-name="T3">(todas as edições)</text:span></text:p>
      <text:p text:style-name="P10">R$ <text:span text:style-name="T13">4</text:span>00,00</text:p>
      <text:p text:style-name="P6"/>
      <text:p text:style-name="P4"><text:a xlink:type="simple" xlink:href="http://www.cienciahoje.org.br/">http://www.cienciahoje.org.br/</text:a><text:span text:style-name="T1"> </text:span><text:span text:style-name="T3">(todas as edições, artigos e notícias, menos os(as) já extraídas anteriormente, para: todas as edições, todas as notícias ; todas as edições especiais).</text:span></text:p>
      <text:p text:style-name="P15">O site mudou, será necessário refazer o sistema de extração</text:p>
      <text:p text:style-name="P15">R$ <text:span text:style-name="T14">40</text:span>0,00</text:p>
      <text:p text:style-name="P6"/>
      <text:p text:style-name="P4"><text:a xlink:type="simple" xlink:href="http://www.canalciencia.ibict.br/"><text:span text:style-name="T2">http://www.canalciencia.ibict.br</text:span></text:a><text:span text:style-name="T1"> </text:span><text:span text:style-name="T3">(todas as edições, todas as notícias, todos os artigos, menos o que já foi extraído anteriormente, se já foi extraído).</text:span></text:p>
      <text:p text:style-name="P1">O site mudou pouco, necessário alguns ajustes</text:p>
      <text:p text:style-name="P1">R$ <text:span text:style-name="T10">20</text:span>0,00</text:p>
      <text:p text:style-name="P1"/>
      <text:p text:style-name="P13">Se fecharmos todos <text:span text:style-name="T12">do 3</text:span> fica em R$ 2200,00</text:p>
      <text:p text:style-name="P12">Entrega em 21 di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, Arial, Helvetica, sans-serif"/>
    <style:font-face style:name="arial" svg:font-family="arial, sans-serif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4T16:26:12.407072564</meta:creation-date>
    <dc:date>2017-03-05T17:24:38.135787257</dc:date>
    <meta:editing-duration>PT4H48M1S</meta:editing-duration>
    <meta:editing-cycles>13</meta:editing-cycles>
    <meta:generator>LibreOffice/4.2.8.2$Linux_X86_64 LibreOffice_project/420m0$Build-2</meta:generator>
    <meta:document-statistic meta:table-count="0" meta:image-count="0" meta:object-count="0" meta:page-count="1" meta:paragraph-count="26" meta:word-count="203" meta:character-count="1455" meta:non-whitespace-character-count="1278"/>
  </office:meta>
</office:document-meta>
</file>